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in" fo:border="none" style:writing-mode="page"/>
    </style:style>
    <style:style style:name="Table1.2" style:family="table-row">
      <style:table-row-properties style:min-row-height="2.4188in"/>
    </style:style>
    <style:style style:name="P1" style:family="paragraph" style:parent-style-name="Standard">
      <style:text-properties officeooo:rsid="00099870" officeooo:paragraph-rsid="00099870"/>
    </style:style>
    <style:style style:name="P2" style:family="paragraph" style:parent-style-name="Standard">
      <style:text-properties officeooo:rsid="00099870" officeooo:paragraph-rsid="00126b82"/>
    </style:style>
    <style:style style:name="P3" style:family="paragraph" style:parent-style-name="Standard">
      <style:text-properties officeooo:rsid="00099870"/>
    </style:style>
    <style:style style:name="P4" style:family="paragraph" style:parent-style-name="Standard">
      <style:text-properties officeooo:rsid="000da1a5" officeooo:paragraph-rsid="000da1a5"/>
    </style:style>
    <style:style style:name="P5" style:family="paragraph" style:parent-style-name="Standard">
      <style:text-properties officeooo:rsid="000da1a5" officeooo:paragraph-rsid="00126b82"/>
    </style:style>
    <style:style style:name="P6" style:family="paragraph" style:parent-style-name="Standard">
      <style:text-properties officeooo:rsid="00143c20" officeooo:paragraph-rsid="00126b82"/>
    </style:style>
    <style:style style:name="P7" style:family="paragraph" style:parent-style-name="Standard">
      <style:text-properties officeooo:rsid="00143c20" officeooo:paragraph-rsid="00143c20"/>
    </style:style>
    <style:style style:name="P8" style:family="paragraph" style:parent-style-name="Text_20_body">
      <style:text-properties officeooo:rsid="001aceae" officeooo:paragraph-rsid="001aceae"/>
    </style:style>
    <style:style style:name="P9" style:family="paragraph" style:parent-style-name="Text_20_body">
      <style:text-properties officeooo:rsid="001f214a" officeooo:paragraph-rsid="001f214a"/>
    </style:style>
    <style:style style:name="P10" style:family="paragraph" style:parent-style-name="Heading_20_2">
      <style:text-properties officeooo:rsid="00193147" officeooo:paragraph-rsid="00193147"/>
    </style:style>
    <style:style style:name="P11" style:family="paragraph" style:parent-style-name="Heading_20_2">
      <style:text-properties officeooo:rsid="00247e91" officeooo:paragraph-rsid="00247e91"/>
    </style:style>
    <style:style style:name="P12" style:family="paragraph" style:parent-style-name="Standard" style:list-style-name="L1">
      <style:text-properties officeooo:rsid="00099870" officeooo:paragraph-rsid="00126b82"/>
    </style:style>
    <style:style style:name="P13" style:family="paragraph" style:parent-style-name="Text_20_body">
      <style:text-properties officeooo:rsid="002152c1" officeooo:paragraph-rsid="002152c1"/>
    </style:style>
    <style:style style:name="P14" style:family="paragraph" style:parent-style-name="Text_20_body">
      <style:text-properties officeooo:rsid="0024b9a8" officeooo:paragraph-rsid="0024b9a8"/>
    </style:style>
    <style:style style:name="T1" style:family="text">
      <style:text-properties officeooo:rsid="000fe86f"/>
    </style:style>
    <style:style style:name="T2" style:family="text">
      <style:text-properties officeooo:rsid="00126b82"/>
    </style:style>
    <style:style style:name="T3" style:family="text">
      <style:text-properties officeooo:rsid="0013ee94"/>
    </style:style>
    <style:style style:name="T4" style:family="text">
      <style:text-properties officeooo:rsid="00143c20"/>
    </style:style>
    <style:style style:name="T5" style:family="text">
      <style:text-properties officeooo:rsid="0016c6c9"/>
    </style:style>
    <style:style style:name="T6" style:family="text">
      <style:text-properties officeooo:rsid="001759fa"/>
    </style:style>
    <style:style style:name="T7" style:family="text">
      <style:text-properties officeooo:rsid="0018ffde"/>
    </style:style>
    <style:style style:name="T8" style:family="text">
      <style:text-properties officeooo:rsid="00193147"/>
    </style:style>
    <style:style style:name="T9" style:family="text">
      <style:text-properties officeooo:rsid="001bfbe9"/>
    </style:style>
    <style:style style:name="T10" style:family="text">
      <style:text-properties officeooo:rsid="001d916b"/>
    </style:style>
    <style:style style:name="T11" style:family="text">
      <style:text-properties officeooo:rsid="001e1790"/>
    </style:style>
    <style:style style:name="T12" style:family="text">
      <style:text-properties officeooo:rsid="0020d444"/>
    </style:style>
    <style:style style:name="T13" style:family="text">
      <style:text-properties officeooo:rsid="00217c6c"/>
    </style:style>
    <style:style style:name="T14" style:family="text">
      <style:text-properties officeooo:rsid="002479de"/>
    </style:style>
    <style:style style:name="T15" style:family="text">
      <style:text-properties officeooo:rsid="0025d0e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351622986944">
          <table:table-cell table:style-name="Table1.A1" office:value-type="string">
            <text:p text:style-name="P2">Topics <text:span text:style-name="T2">(11 words)</text:span></text:p>
            <text:list xml:id="list2100833449" text:style-name="L1">
              <text:list-item>
                <text:p text:style-name="P12">gear.</text:p>
              </text:list-item>
              <text:list-item>
                <text:p text:style-name="P12">Trails</text:p>
              </text:list-item>
              <text:list-item>
                <text:p text:style-name="P12">skills / tips</text:p>
              </text:list-item>
            </text:list>
            <text:p text:style-name="P2"/>
          </table:table-cell>
        </table:table-row>
        <table:table-row table:style-name="Table1.2">
          <table:table-cell table:style-name="Table1.A1" office:value-type="string">
            <text:h text:style-name="Heading_20_2" text:outline-level="2">Gear</text:h>
            <text:p text:style-name="P5">The gear market is bigger than ever. With hundreds of brands, prices, and styles making the right gear decision is a difficult prospect for any outdoor enthusiast. Getting opinions of more experienced adventurers <text:span text:style-name="T1">has become essential to making an informed decision </text:span><text:span text:style-name="T3">when gear is either too expensive or untrustworthy. Outdoor Enthusiests is a place to get opinions and suggestions from the community </text:span><text:span text:style-name="T4">and ask questions about different gear items. </text:span></text:p>
            <text:p text:style-name="P6"/>
            <text:p text:style-name="P7">Knowing which gear items are good or bad is only half of the problem as <text:span text:style-name="T5">everyone has their own preferences. Some people try to go as light as possible and others prefer comfort. </text:span><text:span text:style-name="T6">However there are several staple pieces of gear which include, sleep gear, cooking gear, a pack/</text:span><text:span text:style-name="T7">gear </text:span><text:span text:style-name="T6">transportation, water, </text:span><text:span text:style-name="T7">and depending on the weather shelter</text:span><text:span text:style-name="T6">. </text:span><text:span text:style-name="T8">Knowing what to purchase and what to improvise can improve comfort, cost, and often times weight.</text:span></text:p>
          </table:table-cell>
        </table:table-row>
        <table:table-row table:style-name="Table1.2">
          <table:table-cell table:style-name="Table1.A1" office:value-type="string">
            <text:h text:style-name="P10" text:outline-level="2">Trails</text:h>
            <text:p text:style-name="P8">Everyone has their favorite stomping grounds, <text:span text:style-name="T9">and the places that are on the bucket list. </text:span><text:span text:style-name="T10">But every now and again a change of pace is nice. The point of exploring is to go somewhere new. Here the community </text:span><text:span text:style-name="T11">spills the beans on some of the best out of the way places for the avid adventurer. </text:span></text:p>
            <text:p text:style-name="P9">Trip ideas aren’t the only <text:span text:style-name="T12">item of business, as conditions and warnings are crucial to plan a good trip. Being able to ask the community what to expect on a trip is always helpful as there are things like weather patterns, how many bugs are out, and trail exposure.</text:span></text:p>
          </table:table-cell>
        </table:table-row>
        <table:table-row table:style-name="Table1.2">
          <table:table-cell table:style-name="Table1.A1" office:value-type="string">
            <text:h text:style-name="P10" text:outline-level="2">Skills/Tips</text:h>
            <text:p text:style-name="P13">There are infinite possibilities in the realm of making trips enjoyable. From covering distance to lounging around camp <text:span text:style-name="T13">there are multiple tricks to being more comfortable, efficient, and safe </text:span><text:span text:style-name="T14">while outdoors</text:span><text:span text:style-name="T13">. Most of these tricks come from experience, but often times learning everything on our own is painful or even dangerous. So why not learn </text:span><text:span text:style-name="T14">from other adventurers to make your trips even more enjoyably and safe.</text:span></text:p>
          </table:table-cell>
        </table:table-row>
        <text:soft-page-break/>
        <table:table-row table:style-name="Table1.2">
          <table:table-cell table:style-name="Table1.A1" office:value-type="string">
            <text:h text:style-name="P11" text:outline-level="2">Home</text:h>
            <text:p text:style-name="P14">Spending time outdoors is usually awe inspiring. At least until something unpleasant happens. Coping with these <text:span text:style-name="T15">un-</text:span>pleasantries requires preparation and <text:span text:style-name="T15">experience. As beginners, having a place to connect with the experience of the community is extremely valuable. The Outdoor enthusiast forum is the perfect place to ask and answer questions ensuring that everyone can have the best experience on trail. </text:span></text:p>
            <text:p text:style-name="P14"/>
          </table:table-cell>
        </table:table-row>
      </table:table>
      <text:p text:style-name="P3"/>
      <text:p text:style-name="P3"/>
      <text:p text:style-name="P1"/>
      <text:p text:style-name="P4"/>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1T13:06:40.663000000</meta:creation-date>
    <meta:editing-duration>PT3H18M45S</meta:editing-duration>
    <meta:editing-cycles>10</meta:editing-cycles>
    <meta:generator>LibreOffice/7.3.0.3$Windows_X86_64 LibreOffice_project/0f246aa12d0eee4a0f7adcefbf7c878fc2238db3</meta:generator>
    <dc:date>2022-03-04T21:09:49.248000000</dc:date>
    <meta:document-statistic meta:table-count="1" meta:image-count="0" meta:object-count="0" meta:page-count="2" meta:paragraph-count="14" meta:word-count="388" meta:character-count="2331" meta:non-whitespace-character-count="1957"/>
  </office:meta>
</office:document-meta>
</file>